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2.168cm"/>
    </style:style>
    <style:style style:name="co2" style:family="table-column">
      <style:table-column-properties fo:break-before="auto" style:column-width="2.1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84"/>
    <style:style style:name="gr1" style:family="graphic">
      <style:graphic-properties draw:ole-draw-aspect="1"/>
    </style:style>
  </office:automatic-styles>
  <office:body>
    <office:spreadsheet>
      <table:calculation-settings table:case-sensitive="false" table:use-regular-expressions="false"/>
      <table:table table:name="Statistics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1021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2" office:value-type="date" office:date-value="2012-03-06">
            <text:p>2012-03-06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2"/>
          <table:table-cell table:number-columns-repeated="1022"/>
        </table:table-row>
        <table:table-row table:style-name="ro2">
          <table:table-cell table:style-name="ce1" office:value-type="string">
            <text:p>DB</text:p>
          </table:table-cell>
          <table:table-cell table:style-name="ce1" office:value-type="string">
            <text:p>Entries</text:p>
          </table:table-cell>
          <table:table-cell table:style-name="ce1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hEBI</text:p>
          </table:table-cell>
          <table:table-cell office:value-type="float" office:value="8184">
            <text:p>8184</text:p>
          </table:table-cell>
          <table:table-cell table:number-columns-repeated="1022"/>
        </table:table-row>
        <table:table-row table:style-name="ro1">
          <table:table-cell office:value-type="string">
            <text:p>ChEMBL</text:p>
          </table:table-cell>
          <table:table-cell office:value-type="float" office:value="726635">
            <text:p>726635</text:p>
          </table:table-cell>
          <table:table-cell table:number-columns-repeated="1022"/>
        </table:table-row>
        <table:table-row table:style-name="ro1">
          <table:table-cell office:value-type="string">
            <text:p>EC</text:p>
          </table:table-cell>
          <table:table-cell office:value-type="float" office:value="3287">
            <text:p>3287</text:p>
          </table:table-cell>
          <table:table-cell table:number-columns-repeated="1022"/>
        </table:table-row>
        <table:table-row table:style-name="ro1">
          <table:table-cell office:value-type="string">
            <text:p>EFO</text:p>
          </table:table-cell>
          <table:table-cell office:value-type="float" office:value="81">
            <text:p>81</text:p>
          </table:table-cell>
          <table:table-cell table:number-columns-repeated="1022"/>
        </table:table-row>
        <table:table-row table:style-name="ro2">
          <table:table-cell office:value-type="string">
            <text:p>Linnean</text:p>
          </table:table-cell>
          <table:table-cell office:value-type="float" office:value="7178">
            <text:p>7178</text:p>
          </table:table-cell>
          <table:table-cell table:number-columns-repeated="1022"/>
        </table:table-row>
        <table:table-row table:style-name="ro1">
          <table:table-cell office:value-type="string">
            <text:p>MeSH</text:p>
          </table:table-cell>
          <table:table-cell office:value-type="float" office:value="316">
            <text:p>316</text:p>
          </table:table-cell>
          <table:table-cell table:number-columns-repeated="1022"/>
        </table:table-row>
        <table:table-row table:style-name="ro1">
          <table:table-cell office:value-type="string">
            <text:p>OMIM</text:p>
          </table:table-cell>
          <table:table-cell office:value-type="float" office:value="421">
            <text:p>421</text:p>
          </table:table-cell>
          <table:table-cell table:number-columns-repeated="1022"/>
        </table:table-row>
        <table:table-row table:style-name="ro1">
          <table:table-cell office:value-type="string">
            <text:p>PDB</text:p>
          </table:table-cell>
          <table:table-cell office:value-type="float" office:value="35112">
            <text:p>35112</text:p>
          </table:table-cell>
          <table:table-cell table:number-columns-repeated="1022"/>
        </table:table-row>
        <table:table-row table:style-name="ro2">
          <table:table-cell office:value-type="string">
            <text:p>PDBeChem</text:p>
          </table:table-cell>
          <table:table-cell office:value-type="float" office:value="469">
            <text:p>469</text:p>
          </table:table-cell>
          <table:table-cell table:number-columns-repeated="1022"/>
        </table:table-row>
        <table:table-row table:style-name="ro2">
          <table:table-cell office:value-type="string">
            <text:p>UniProt</text:p>
          </table:table-cell>
          <table:table-cell office:value-type="float" office:value="246257">
            <text:p>24625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DB</text:p>
          </table:table-cell>
          <table:table-cell table:style-name="ce1" office:value-type="string">
            <text:p>Accessions</text:p>
          </table:table-cell>
          <table:table-cell table:style-name="ce1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hEBI</text:p>
          </table:table-cell>
          <table:table-cell office:value-type="float" office:value="8184">
            <text:p>8184</text:p>
          </table:table-cell>
          <table:table-cell table:number-columns-repeated="1022"/>
        </table:table-row>
        <table:table-row table:style-name="ro2">
          <table:table-cell office:value-type="string">
            <text:p>UniProt</text:p>
          </table:table-cell>
          <table:table-cell office:value-type="float" office:value="307064">
            <text:p>30706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DB</text:p>
          </table:table-cell>
          <table:table-cell table:style-name="ce1" office:value-type="string">
            <text:p>Xrefs</text:p>
          </table:table-cell>
          <table:table-cell table:style-name="ce1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hEBI</text:p>
          </table:table-cell>
          <table:table-cell office:value-type="float" office:value="604446">
            <text:p>604446</text:p>
          </table:table-cell>
          <table:table-cell table:number-columns-repeated="1022"/>
        </table:table-row>
        <table:table-row table:style-name="ro1">
          <table:table-cell office:value-type="string">
            <text:p>ChEMBL</text:p>
          </table:table-cell>
          <table:table-cell office:value-type="float" office:value="1789324">
            <text:p>1789324</text:p>
          </table:table-cell>
          <table:table-cell table:number-columns-repeated="1022"/>
        </table:table-row>
        <table:table-row table:style-name="ro1">
          <table:table-cell office:value-type="string">
            <text:p>EC</text:p>
          </table:table-cell>
          <table:table-cell office:value-type="float" office:value="259633">
            <text:p>259633</text:p>
          </table:table-cell>
          <table:table-cell table:number-columns-repeated="1022"/>
        </table:table-row>
        <table:table-row table:style-name="ro1">
          <table:table-cell office:value-type="string">
            <text:p>EFO</text:p>
          </table:table-cell>
          <table:table-cell office:value-type="float" office:value="188">
            <text:p>188</text:p>
          </table:table-cell>
          <table:table-cell table:number-columns-repeated="1022"/>
        </table:table-row>
        <table:table-row table:style-name="ro2">
          <table:table-cell office:value-type="string">
            <text:p>Linnean</text:p>
          </table:table-cell>
          <table:table-cell office:value-type="float" office:value="246257">
            <text:p>246257</text:p>
          </table:table-cell>
          <table:table-cell table:number-columns-repeated="1022"/>
        </table:table-row>
        <table:table-row table:style-name="ro1">
          <table:table-cell office:value-type="string">
            <text:p>MeSH</text:p>
          </table:table-cell>
          <table:table-cell office:value-type="float" office:value="552">
            <text:p>552</text:p>
          </table:table-cell>
          <table:table-cell table:number-columns-repeated="1022"/>
        </table:table-row>
        <table:table-row table:style-name="ro1">
          <table:table-cell office:value-type="string">
            <text:p>OMIM</text:p>
          </table:table-cell>
          <table:table-cell office:value-type="float" office:value="517">
            <text:p>517</text:p>
          </table:table-cell>
          <table:table-cell table:number-columns-repeated="1022"/>
        </table:table-row>
        <table:table-row table:style-name="ro1">
          <table:table-cell office:value-type="string">
            <text:p>PDB</text:p>
          </table:table-cell>
          <table:table-cell office:value-type="float" office:value="37208">
            <text:p>37208</text:p>
          </table:table-cell>
          <table:table-cell table:number-columns-repeated="1022"/>
        </table:table-row>
        <table:table-row table:style-name="ro2">
          <table:table-cell office:value-type="string">
            <text:p>PDBeChem</text:p>
          </table:table-cell>
          <table:table-cell office:value-type="float" office:value="470">
            <text:p>470</text:p>
          </table:table-cell>
          <table:table-cell table:number-columns-repeated="1022"/>
        </table:table-row>
        <table:table-row table:style-name="ro2">
          <table:table-cell office:value-type="string">
            <text:p>UniProt</text:p>
          </table:table-cell>
          <table:table-cell office:value-type="float" office:value="2936743">
            <text:p>2936743</text:p>
          </table:table-cell>
          <table:table-cell table:number-columns-repeated="1022"/>
        </table:table-row>
      </table:table>
      <table:table table:name="Graphics" table:style-name="ta1">
        <table:shapes>
          <draw:frame draw:z-index="0" draw:style-name="gr1" svg:width="16.012cm" svg:height="9.005cm" svg:x="0cm" svg:y="0.001cm">
            <draw:object draw:notify-on-update-of-ranges="Statistics.A5:Statistics.A5 Statistics.B5:Statistics.B5 Statistics.A6:Statistics.A6 Statistics.B6:Statistics.B6 Statistics.A7:Statistics.A7 Statistics.B7:Statistics.B7 Statistics.A8:Statistics.A8 Statistics.B8:Statistics.B8 Statistics.A9:Statistics.A9 Statistics.B9:Statistics.B9 Statistics.A10:Statistics.A10 Statistics.B10:Statistics.B10 Statistics.A11:Statistics.A11 Statistics.B11:Statistics.B11 Statistics.A12:Statistics.A12 Statistics.B12:Statistics.B12 Statistics.A13:Statistics.A13 Statistics.B13:Statistics.B13 Statistics.A14:Statistics.A14 Statistics.B14:Statistics.B1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.999cm" svg:height="8.999cm" svg:x="16.193cm" svg:y="0.001cm">
            <draw:object draw:notify-on-update-of-ranges="Statistics.B1:Statistics.B1 Statistics.B1:Statistics.B1 Statistics.A18:Statistics.A18 Statistics.B18:Statistics.B18 Statistics.B1:Statistics.B1 Statistics.A19:Statistics.A19 Statistics.B19:Statistics.B1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15.999cm" svg:height="8.999cm" svg:x="0cm" svg:y="9.256cm">
            <draw:object draw:notify-on-update-of-ranges="Statistics.B1:Statistics.B1 Statistics.B1:Statistics.B1 Statistics.A23:Statistics.A23 Statistics.B23:Statistics.B23 Statistics.B1:Statistics.B1 Statistics.A24:Statistics.A24 Statistics.B24:Statistics.B24 Statistics.B1:Statistics.B1 Statistics.A25:Statistics.A25 Statistics.B25:Statistics.B25 Statistics.B1:Statistics.B1 Statistics.A26:Statistics.A26 Statistics.B26:Statistics.B26 Statistics.B1:Statistics.B1 Statistics.A27:Statistics.A27 Statistics.B27:Statistics.B27 Statistics.B1:Statistics.B1 Statistics.A28:Statistics.A28 Statistics.B28:Statistics.B28 Statistics.B1:Statistics.B1 Statistics.A29:Statistics.A29 Statistics.B29:Statistics.B29 Statistics.B1:Statistics.B1 Statistics.A30:Statistics.A30 Statistics.B30:Statistics.B30 Statistics.B1:Statistics.B1 Statistics.A31:Statistics.A31 Statistics.B31:Statistics.B31 Statistics.B1:Statistics.B1 Statistics.A32:Statistics.A32 Statistics.B32:Statistics.B3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currency-symbol number:language="wa" number:country="BE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currency-symbol number:language="wa" number:country="BE">€</number:currency-symbol>
      <style:map style:condition="value()&gt;=0" style:apply-style-name="N105P0"/>
    </number:currency-style>
    <style:style style:name="Default" style:family="table-cell">
      <style:text-properties style:font-name-asian="宋体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22T12:11:06</meta:creation-date>
    <dc:date>2012-03-22T12:56:51</dc:date>
    <meta:editing-duration>PT23S</meta:editing-duration>
    <meta:editing-cycles>1</meta:editing-cycles>
    <meta:document-statistic meta:table-count="2" meta:cell-count="52" meta:object-count="3"/>
    <meta:generator>LibreOffice/3.5$MacOSX_x86 LibreOffice_project/7e68ba2-a744ebf-1f241b7-c506db1-7d5373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8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.013cm" svg:height="9.006cm" xlink:href=".." xlink:type="simple" chart:class="chart:scatter" chart:style-name="ch1">
        <chart:legend chart:legend-position="end" svg:x="12.808cm" svg:y="1.878cm" style:legend-expansion="high" chart:style-name="ch2"/>
        <chart:plot-area chart:style-name="ch3" table:cell-range-address="Statistics.B1:Statistics.B1 Statistics.B3:Statistics.B14 Statistics.A1:Statistics.A14" chart:data-source-has-labels="both" svg:x="1.315cm" svg:y="0.855cm" svg:width="10.853cm" svg:height="7.006cm">
          <chartooo:coordinate-region svg:x="2.747cm" svg:y="1.063cm" svg:width="8.518cm" svg:height="6.134cm"/>
          <chart:axis chart:dimension="x" chart:name="primary-x" chart:style-name="ch4" chartooo:axis-type="auto">
            <chart:title svg:x="6.344cm" svg:y="8.041cm" chart:style-name="ch5">
              <text:p>Date</text:p>
            </chart:title>
            <chart:categories table:cell-range-address="Statistics.B1:Statistics.B1 Statistics.B3:Statistics.B4"/>
          </chart:axis>
          <chart:axis chart:dimension="y" chart:name="primary-y" chart:style-name="ch6">
            <chart:title svg:x="0.451cm" svg:y="4.917cm" chart:style-name="ch7">
              <text:p>Entries</text:p>
            </chart:title>
            <chart:grid chart:style-name="ch8" chart:class="major"/>
          </chart:axis>
          <chart:series chart:style-name="ch9" chart:values-cell-range-address="Statistics.B5:Statistics.B5" chart:label-cell-address="Statistics.A5:Statistics.A5" chart:class="chart:scatter">
            <chart:domain table:cell-range-address="Statistics.B1:Statistics.B1 Statistics.B3:Statistics.B4"/>
            <chart:data-point chart:repeated="3"/>
          </chart:series>
          <chart:series chart:style-name="ch10" chart:values-cell-range-address="Statistics.B6:Statistics.B6" chart:label-cell-address="Statistics.A6:Statistics.A6" chart:class="chart:scatter">
            <chart:data-point chart:repeated="3"/>
          </chart:series>
          <chart:series chart:style-name="ch11" chart:values-cell-range-address="Statistics.B7:Statistics.B7" chart:label-cell-address="Statistics.A7:Statistics.A7" chart:class="chart:scatter">
            <chart:data-point chart:repeated="3"/>
          </chart:series>
          <chart:series chart:style-name="ch12" chart:values-cell-range-address="Statistics.B8:Statistics.B8" chart:label-cell-address="Statistics.A8:Statistics.A8" chart:class="chart:scatter">
            <chart:data-point chart:repeated="3"/>
          </chart:series>
          <chart:series chart:style-name="ch13" chart:values-cell-range-address="Statistics.B9:Statistics.B9" chart:label-cell-address="Statistics.A9:Statistics.A9" chart:class="chart:scatter">
            <chart:data-point chart:repeated="3"/>
          </chart:series>
          <chart:series chart:style-name="ch14" chart:values-cell-range-address="Statistics.B10:Statistics.B10" chart:label-cell-address="Statistics.A10:Statistics.A10" chart:class="chart:scatter">
            <chart:data-point chart:repeated="3"/>
          </chart:series>
          <chart:series chart:style-name="ch15" chart:values-cell-range-address="Statistics.B11:Statistics.B11" chart:label-cell-address="Statistics.A11:Statistics.A11" chart:class="chart:scatter">
            <chart:data-point chart:repeated="3"/>
          </chart:series>
          <chart:series chart:style-name="ch16" chart:values-cell-range-address="Statistics.B12:Statistics.B12" chart:label-cell-address="Statistics.A12:Statistics.A12" chart:class="chart:scatter">
            <chart:data-point chart:repeated="3"/>
          </chart:series>
          <chart:series chart:style-name="ch17" chart:values-cell-range-address="Statistics.B13:Statistics.B13" chart:label-cell-address="Statistics.A13:Statistics.A13" chart:class="chart:scatter">
            <chart:data-point chart:repeated="3"/>
          </chart:series>
          <chart:series chart:style-name="ch18" chart:values-cell-range-address="Statistics.B14:Statistics.B14" chart:label-cell-address="Statistics.A14:Statistics.A14" chart:class="chart:scatter">
            <chart:data-point chart:repeated="3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 Column B</text:p>
              </table:table-cell>
              <table:table-cell office:value-type="string">
                <text:p>ChEBI</text:p>
                <draw:g>
                  <svg:desc>Statistics.A5:Statistics.A5</svg:desc>
                </draw:g>
              </table:table-cell>
              <table:table-cell office:value-type="string">
                <text:p>ChEMBL</text:p>
                <draw:g>
                  <svg:desc>Statistics.A6:Statistics.A6</svg:desc>
                </draw:g>
              </table:table-cell>
              <table:table-cell office:value-type="string">
                <text:p>EC</text:p>
                <draw:g>
                  <svg:desc>Statistics.A7:Statistics.A7</svg:desc>
                </draw:g>
              </table:table-cell>
              <table:table-cell office:value-type="string">
                <text:p>EFO</text:p>
                <draw:g>
                  <svg:desc>Statistics.A8:Statistics.A8</svg:desc>
                </draw:g>
              </table:table-cell>
              <table:table-cell office:value-type="string">
                <text:p>Linnean</text:p>
                <draw:g>
                  <svg:desc>Statistics.A9:Statistics.A9</svg:desc>
                </draw:g>
              </table:table-cell>
              <table:table-cell office:value-type="string">
                <text:p>MeSH</text:p>
                <draw:g>
                  <svg:desc>Statistics.A10:Statistics.A10</svg:desc>
                </draw:g>
              </table:table-cell>
              <table:table-cell office:value-type="string">
                <text:p>OMIM</text:p>
                <draw:g>
                  <svg:desc>Statistics.A11:Statistics.A11</svg:desc>
                </draw:g>
              </table:table-cell>
              <table:table-cell office:value-type="string">
                <text:p>PDB</text:p>
                <draw:g>
                  <svg:desc>Statistics.A12:Statistics.A12</svg:desc>
                </draw:g>
              </table:table-cell>
              <table:table-cell office:value-type="string">
                <text:p>PDBeChem</text:p>
                <draw:g>
                  <svg:desc>Statistics.A13:Statistics.A13</svg:desc>
                </draw:g>
              </table:table-cell>
              <table:table-cell office:value-type="string">
                <text:p>UniProt</text:p>
                <draw:g>
                  <svg:desc>Statistics.A14:Statistics.A14</svg:desc>
                </draw:g>
              </table:table-cell>
            </table:table-row>
          </table:table-header-rows>
          <table:table-rows>
            <table:table-row>
              <table:table-cell office:value-type="float" office:value="40974">
                <text:p>40970</text:p>
                <draw:g>
                  <svg:desc>Statistics.B1:Statistics.B1 Statistics.B3:Statistics.B4</svg:desc>
                </draw:g>
              </table:table-cell>
              <table:table-cell office:value-type="float" office:value="40974">
                <text:p>40974</text:p>
                <draw:g>
                  <svg:desc>Statistics.B1:Statistics.B1 Statistics.B3:Statistics.B4</svg:desc>
                </draw:g>
              </table:table-cell>
              <table:table-cell office:value-type="float" office:value="8184">
                <text:p>8184</text:p>
                <draw:g>
                  <svg:desc>Statistics.B5:Statistics.B5</svg:desc>
                </draw:g>
              </table:table-cell>
              <table:table-cell office:value-type="float" office:value="726635">
                <text:p>726635</text:p>
                <draw:g>
                  <svg:desc>Statistics.B6:Statistics.B6</svg:desc>
                </draw:g>
              </table:table-cell>
              <table:table-cell office:value-type="float" office:value="3287">
                <text:p>3287</text:p>
                <draw:g>
                  <svg:desc>Statistics.B7:Statistics.B7</svg:desc>
                </draw:g>
              </table:table-cell>
              <table:table-cell office:value-type="float" office:value="81">
                <text:p>81</text:p>
                <draw:g>
                  <svg:desc>Statistics.B8:Statistics.B8</svg:desc>
                </draw:g>
              </table:table-cell>
              <table:table-cell office:value-type="float" office:value="7178">
                <text:p>7178</text:p>
                <draw:g>
                  <svg:desc>Statistics.B9:Statistics.B9</svg:desc>
                </draw:g>
              </table:table-cell>
              <table:table-cell office:value-type="float" office:value="316">
                <text:p>316</text:p>
                <draw:g>
                  <svg:desc>Statistics.B10:Statistics.B10</svg:desc>
                </draw:g>
              </table:table-cell>
              <table:table-cell office:value-type="float" office:value="421">
                <text:p>421</text:p>
                <draw:g>
                  <svg:desc>Statistics.B11:Statistics.B11</svg:desc>
                </draw:g>
              </table:table-cell>
              <table:table-cell office:value-type="float" office:value="35112">
                <text:p>35112</text:p>
                <draw:g>
                  <svg:desc>Statistics.B12:Statistics.B12</svg:desc>
                </draw:g>
              </table:table-cell>
              <table:table-cell office:value-type="float" office:value="469">
                <text:p>469</text:p>
                <draw:g>
                  <svg:desc>Statistics.B13:Statistics.B13</svg:desc>
                </draw:g>
              </table:table-cell>
              <table:table-cell office:value-type="float" office:value="246257">
                <text:p>246257</text:p>
                <draw:g>
                  <svg:desc>Statistics.B14:Statistics.B14</svg:desc>
                </draw:g>
              </table:table-cell>
            </table:table-row>
            <table:table-row>
              <table:table-cell office:value-type="string">
                <text:p>Entrie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MacOSX_x86 LibreOffice_project/7e68ba2-a744ebf-1f241b7-c506db1-7d5373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8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row-mapping="0 1" chart:style-name="ch1">
        <chart:legend chart:legend-position="end" svg:x="13.475cm" svg:y="3.935cm" style:legend-expansion="high" chart:style-name="ch2"/>
        <chart:plot-area chart:style-name="ch3" table:cell-range-address="Statistics.B1:Statistics.B1 Statistics.A18:Statistics.B19" chart:data-source-has-labels="both" svg:x="1.315cm" svg:y="0.855cm" svg:width="11.52cm" svg:height="7cm">
          <chartooo:coordinate-region svg:x="2.747cm" svg:y="1.063cm" svg:width="9.185cm" svg:height="6.128cm"/>
          <chart:axis chart:dimension="x" chart:name="primary-x" chart:style-name="ch4" chartooo:axis-type="auto">
            <chart:title svg:x="6.678cm" svg:y="8.035cm" chart:style-name="ch5">
              <text:p>Date</text:p>
            </chart:title>
            <chart:categories table:cell-range-address="Statistics.B1:Statistics.B1"/>
          </chart:axis>
          <chart:axis chart:dimension="y" chart:name="primary-y" chart:style-name="ch6">
            <chart:title svg:x="0.451cm" svg:y="5.21cm" chart:style-name="ch7">
              <text:p>Accessions</text:p>
            </chart:title>
            <chart:grid chart:style-name="ch8" chart:class="major"/>
          </chart:axis>
          <chart:series chart:style-name="ch9" chart:values-cell-range-address="Statistics.B18:Statistics.B18" chart:label-cell-address="Statistics.A18:Statistics.A18" chart:class="chart:scatter">
            <chart:domain table:cell-range-address="Statistics.B1:Statistics.B1"/>
            <chart:data-point/>
          </chart:series>
          <chart:series chart:style-name="ch10" chart:values-cell-range-address="Statistics.B19:Statistics.B19" chart:label-cell-address="Statistics.A19:Statistics.A19" chart:class="chart:scatte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float" office:value="40974">
                <text:p>40970</text:p>
                <draw:g>
                  <svg:desc>Statistics.B1:Statistic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0974">
                <text:p>40974</text:p>
                <draw:g>
                  <svg:desc>Statistics.B1:Statistics.B1</svg:desc>
                </draw:g>
              </table:table-cell>
            </table:table-row>
            <table:table-row>
              <table:table-cell office:value-type="string">
                <text:p>ChEBI</text:p>
                <draw:g>
                  <svg:desc>Statistics.A18:Statistics.A18</svg:desc>
                </draw:g>
              </table:table-cell>
              <table:table-cell office:value-type="float" office:value="8184">
                <text:p>8184</text:p>
                <draw:g>
                  <svg:desc>Statistics.B18:Statistics.B18</svg:desc>
                </draw:g>
              </table:table-cell>
            </table:table-row>
            <table:table-row>
              <table:table-cell office:value-type="string">
                <text:p>UniProt</text:p>
                <draw:g>
                  <svg:desc>Statistics.A19:Statistics.A19</svg:desc>
                </draw:g>
              </table:table-cell>
              <table:table-cell office:value-type="float" office:value="307064">
                <text:p>307064</text:p>
                <draw:g>
                  <svg:desc>Statistics.B19:Statistics.B19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MacOSX_x86 LibreOffice_project/7e68ba2-a744ebf-1f241b7-c506db1-7d5373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8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row-mapping="0 1 2 3 4 5 6 7 8 9" chart:style-name="ch1">
        <chart:legend chart:legend-position="end" svg:x="12.795cm" svg:y="1.875cm" style:legend-expansion="high" chart:style-name="ch2"/>
        <chart:plot-area chart:style-name="ch3" table:cell-range-address="Statistics.B1:Statistics.B1 Statistics.A23:Statistics.B32" chart:data-source-has-labels="both" svg:x="1.315cm" svg:y="0.855cm" svg:width="10.84cm" svg:height="7cm">
          <chartooo:coordinate-region svg:x="2.954cm" svg:y="1.063cm" svg:width="8.298cm" svg:height="6.128cm"/>
          <chart:axis chart:dimension="x" chart:name="primary-x" chart:style-name="ch4" chartooo:axis-type="auto">
            <chart:title svg:x="6.338cm" svg:y="8.035cm" chart:style-name="ch5">
              <text:p>Date</text:p>
            </chart:title>
            <chart:categories table:cell-range-address="Statistics.B1:Statistics.B1"/>
          </chart:axis>
          <chart:axis chart:dimension="y" chart:name="primary-y" chart:style-name="ch6">
            <chart:title svg:x="0.451cm" svg:y="4.781cm" chart:style-name="ch7">
              <text:p>Xrefs</text:p>
            </chart:title>
            <chart:grid chart:style-name="ch8" chart:class="major"/>
          </chart:axis>
          <chart:series chart:style-name="ch9" chart:values-cell-range-address="Statistics.B23:Statistics.B23" chart:label-cell-address="Statistics.A23:Statistics.A23" chart:class="chart:scatter">
            <chart:domain table:cell-range-address="Statistics.B1:Statistics.B1"/>
            <chart:data-point/>
          </chart:series>
          <chart:series chart:style-name="ch10" chart:values-cell-range-address="Statistics.B24:Statistics.B24" chart:label-cell-address="Statistics.A24:Statistics.A24" chart:class="chart:scatter">
            <chart:data-point/>
          </chart:series>
          <chart:series chart:style-name="ch11" chart:values-cell-range-address="Statistics.B25:Statistics.B25" chart:label-cell-address="Statistics.A25:Statistics.A25" chart:class="chart:scatter">
            <chart:data-point/>
          </chart:series>
          <chart:series chart:style-name="ch12" chart:values-cell-range-address="Statistics.B26:Statistics.B26" chart:label-cell-address="Statistics.A26:Statistics.A26" chart:class="chart:scatter">
            <chart:data-point/>
          </chart:series>
          <chart:series chart:style-name="ch13" chart:values-cell-range-address="Statistics.B27:Statistics.B27" chart:label-cell-address="Statistics.A27:Statistics.A27" chart:class="chart:scatter">
            <chart:data-point/>
          </chart:series>
          <chart:series chart:style-name="ch14" chart:values-cell-range-address="Statistics.B28:Statistics.B28" chart:label-cell-address="Statistics.A28:Statistics.A28" chart:class="chart:scatter">
            <chart:data-point/>
          </chart:series>
          <chart:series chart:style-name="ch15" chart:values-cell-range-address="Statistics.B29:Statistics.B29" chart:label-cell-address="Statistics.A29:Statistics.A29" chart:class="chart:scatter">
            <chart:data-point/>
          </chart:series>
          <chart:series chart:style-name="ch16" chart:values-cell-range-address="Statistics.B30:Statistics.B30" chart:label-cell-address="Statistics.A30:Statistics.A30" chart:class="chart:scatter">
            <chart:data-point/>
          </chart:series>
          <chart:series chart:style-name="ch17" chart:values-cell-range-address="Statistics.B31:Statistics.B31" chart:label-cell-address="Statistics.A31:Statistics.A31" chart:class="chart:scatter">
            <chart:data-point/>
          </chart:series>
          <chart:series chart:style-name="ch18" chart:values-cell-range-address="Statistics.B32:Statistics.B32" chart:label-cell-address="Statistics.A32:Statistics.A32" chart:class="chart:scatter">
            <chart:data-point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float" office:value="40974">
                <text:p>40970</text:p>
                <draw:g>
                  <svg:desc>Statistics.B1:Statistic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0974">
                <text:p>40974</text:p>
                <draw:g>
                  <svg:desc>Statistics.B1:Statistics.B1</svg:desc>
                </draw:g>
              </table:table-cell>
            </table:table-row>
            <table:table-row>
              <table:table-cell office:value-type="string">
                <text:p>ChEBI</text:p>
                <draw:g>
                  <svg:desc>Statistics.A23:Statistics.A23</svg:desc>
                </draw:g>
              </table:table-cell>
              <table:table-cell office:value-type="float" office:value="604446">
                <text:p>604446</text:p>
                <draw:g>
                  <svg:desc>Statistics.B23:Statistics.B23</svg:desc>
                </draw:g>
              </table:table-cell>
            </table:table-row>
            <table:table-row>
              <table:table-cell office:value-type="string">
                <text:p>ChEMBL</text:p>
                <draw:g>
                  <svg:desc>Statistics.A24:Statistics.A24</svg:desc>
                </draw:g>
              </table:table-cell>
              <table:table-cell office:value-type="float" office:value="1789324">
                <text:p>1789324</text:p>
                <draw:g>
                  <svg:desc>Statistics.B24:Statistics.B24</svg:desc>
                </draw:g>
              </table:table-cell>
            </table:table-row>
            <table:table-row>
              <table:table-cell office:value-type="string">
                <text:p>EC</text:p>
                <draw:g>
                  <svg:desc>Statistics.A25:Statistics.A25</svg:desc>
                </draw:g>
              </table:table-cell>
              <table:table-cell office:value-type="float" office:value="259633">
                <text:p>259633</text:p>
                <draw:g>
                  <svg:desc>Statistics.B25:Statistics.B25</svg:desc>
                </draw:g>
              </table:table-cell>
            </table:table-row>
            <table:table-row>
              <table:table-cell office:value-type="string">
                <text:p>EFO</text:p>
                <draw:g>
                  <svg:desc>Statistics.A26:Statistics.A26</svg:desc>
                </draw:g>
              </table:table-cell>
              <table:table-cell office:value-type="float" office:value="188">
                <text:p>188</text:p>
                <draw:g>
                  <svg:desc>Statistics.B26:Statistics.B26</svg:desc>
                </draw:g>
              </table:table-cell>
            </table:table-row>
            <table:table-row>
              <table:table-cell office:value-type="string">
                <text:p>Linnean</text:p>
                <draw:g>
                  <svg:desc>Statistics.A27:Statistics.A27</svg:desc>
                </draw:g>
              </table:table-cell>
              <table:table-cell office:value-type="float" office:value="246257">
                <text:p>246257</text:p>
                <draw:g>
                  <svg:desc>Statistics.B27:Statistics.B27</svg:desc>
                </draw:g>
              </table:table-cell>
            </table:table-row>
            <table:table-row>
              <table:table-cell office:value-type="string">
                <text:p>MeSH</text:p>
                <draw:g>
                  <svg:desc>Statistics.A28:Statistics.A28</svg:desc>
                </draw:g>
              </table:table-cell>
              <table:table-cell office:value-type="float" office:value="552">
                <text:p>552</text:p>
                <draw:g>
                  <svg:desc>Statistics.B28:Statistics.B28</svg:desc>
                </draw:g>
              </table:table-cell>
            </table:table-row>
            <table:table-row>
              <table:table-cell office:value-type="string">
                <text:p>OMIM</text:p>
                <draw:g>
                  <svg:desc>Statistics.A29:Statistics.A29</svg:desc>
                </draw:g>
              </table:table-cell>
              <table:table-cell office:value-type="float" office:value="517">
                <text:p>517</text:p>
                <draw:g>
                  <svg:desc>Statistics.B29:Statistics.B29</svg:desc>
                </draw:g>
              </table:table-cell>
            </table:table-row>
            <table:table-row>
              <table:table-cell office:value-type="string">
                <text:p>PDB</text:p>
                <draw:g>
                  <svg:desc>Statistics.A30:Statistics.A30</svg:desc>
                </draw:g>
              </table:table-cell>
              <table:table-cell office:value-type="float" office:value="37208">
                <text:p>37208</text:p>
                <draw:g>
                  <svg:desc>Statistics.B30:Statistics.B30</svg:desc>
                </draw:g>
              </table:table-cell>
            </table:table-row>
            <table:table-row>
              <table:table-cell office:value-type="string">
                <text:p>PDBeChem</text:p>
                <draw:g>
                  <svg:desc>Statistics.A31:Statistics.A31</svg:desc>
                </draw:g>
              </table:table-cell>
              <table:table-cell office:value-type="float" office:value="470">
                <text:p>470</text:p>
                <draw:g>
                  <svg:desc>Statistics.B31:Statistics.B31</svg:desc>
                </draw:g>
              </table:table-cell>
            </table:table-row>
            <table:table-row>
              <table:table-cell office:value-type="string">
                <text:p>UniProt</text:p>
                <draw:g>
                  <svg:desc>Statistics.A32:Statistics.A32</svg:desc>
                </draw:g>
              </table:table-cell>
              <table:table-cell office:value-type="float" office:value="2936743">
                <text:p>2936743</text:p>
                <draw:g>
                  <svg:desc>Statistics.B32:Statistics.B32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MacOSX_x86 LibreOffice_project/7e68ba2-a744ebf-1f241b7-c506db1-7d5373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